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4" office:value-type="string" calcext:value-type="string">
            <text:p>Aimn Ahmed</text:p>
          </table:table-cell>
          <table:table-cell table:style-name="ce4" office:value-type="string" calcext:value-type="string">
            <text:p>Andrew Almaguer</text:p>
          </table:table-cell>
          <table:table-cell table:style-name="ce4" office:value-type="string" calcext:value-type="string">
            <text:p>Stefan Zind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7-10-16" calcext:value-type="date">
            <text:p>Monday, 2017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17" calcext:value-type="date">
            <text:p>Tuesday, 2017-10-17</text:p>
          </table:table-cell>
          <table:table-cell table:number-columns-repeated="3"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7-10-18" calcext:value-type="date">
            <text:p>Wednesday, 2017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19" calcext:value-type="date">
            <text:p>Thursday, 2017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0" calcext:value-type="date">
            <text:p>Friday, 2017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1" calcext:value-type="date">
            <text:p>Saturday, 2017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2" calcext:value-type="date">
            <text:p>Sunday, 2017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3" calcext:value-type="date">
            <text:p>Monday, 2017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4" calcext:value-type="date">
            <text:p>Tuesday, 2017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5" calcext:value-type="date">
            <text:p>Wednesday, 2017-10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6" calcext:value-type="date">
            <text:p>Thursday, 2017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7" calcext:value-type="date">
            <text:p>Friday, 2017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8" calcext:value-type="date">
            <text:p>Saturday, 2017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9" calcext:value-type="date">
            <text:p>Sunday, 2017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30" calcext:value-type="date">
            <text:p>Monday, 2017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31" calcext:value-type="date">
            <text:p>Tuesday, 2017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1" calcext:value-type="date">
            <text:p>Wednesday, 2017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2" calcext:value-type="date">
            <text:p>Thursday, 2017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3" calcext:value-type="date">
            <text:p>Friday, 2017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4" calcext:value-type="date">
            <text:p>Saturday, 2017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5" calcext:value-type="date">
            <text:p>Sunday, 2017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6" calcext:value-type="date">
            <text:p>Monday, 2017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7" calcext:value-type="date">
            <text:p>Tuesday, 2017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8" calcext:value-type="date">
            <text:p>Wednesday, 2017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9" calcext:value-type="date">
            <text:p>Thursday, 2017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0" calcext:value-type="date">
            <text:p>Friday, 2017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1" calcext:value-type="date">
            <text:p>Saturday, 2017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2" calcext:value-type="date">
            <text:p>Sunday, 2017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3" calcext:value-type="date">
            <text:p>Monday, 2017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4" calcext:value-type="date">
            <text:p>Tuesday, 2017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5" calcext:value-type="date">
            <text:p>Wednesday, 2017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6" calcext:value-type="date">
            <text:p>Thursday, 2017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7" calcext:value-type="date">
            <text:p>Friday, 2017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8" calcext:value-type="date">
            <text:p>Saturday, 2017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9" calcext:value-type="date">
            <text:p>Sunday, 2017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0" calcext:value-type="date">
            <text:p>Monday, 2017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1" calcext:value-type="date">
            <text:p>Tuesday, 2017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2" calcext:value-type="date">
            <text:p>Wednesday, 2017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3" calcext:value-type="date">
            <text:p>Thursday, 2017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4" calcext:value-type="date">
            <text:p>Friday, 2017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5" calcext:value-type="date">
            <text:p>Saturday, 2017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6" calcext:value-type="date">
            <text:p>Sunday, 2017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7" calcext:value-type="date">
            <text:p>Monday, 2017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8" calcext:value-type="date">
            <text:p>Tuesday, 2017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9" calcext:value-type="date">
            <text:p>Wednesday, 2017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30" calcext:value-type="date">
            <text:p>Thursday, 2017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1" calcext:value-type="date">
            <text:p>Friday, 2017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2" calcext:value-type="date">
            <text:p>Saturday, 2017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3" calcext:value-type="date">
            <text:p>Sunday, 2017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4" calcext:value-type="date">
            <text:p>Monday, 2017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5" calcext:value-type="date">
            <text:p>Tuesday, 2017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6" calcext:value-type="date">
            <text:p>Wednesday, 2017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7" calcext:value-type="date">
            <text:p>Thursday, 2017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8" calcext:value-type="date">
            <text:p>Friday, 2017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9" calcext:value-type="date">
            <text:p>Saturday, 2017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0" calcext:value-type="date">
            <text:p>Sunday, 2017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1" calcext:value-type="date">
            <text:p>Monday, 2017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2" calcext:value-type="date">
            <text:p>Tuesday, 2017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3" calcext:value-type="date">
            <text:p>Wednesday, 2017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4" calcext:value-type="date">
            <text:p>Thursday, 2017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5" calcext:value-type="date">
            <text:p>Friday, 2017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6" calcext:value-type="date">
            <text:p>Saturday, 2017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7" calcext:value-type="date">
            <text:p>Sunday, 2017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8" calcext:value-type="date">
            <text:p>Monday, 2017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9" calcext:value-type="date">
            <text:p>Tuesday, 2017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0" calcext:value-type="date">
            <text:p>Wednesday, 2017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1" calcext:value-type="date">
            <text:p>Thursday, 2017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2" calcext:value-type="date">
            <text:p>Friday, 2017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3" calcext:value-type="date">
            <text:p>Saturday, 2017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4" calcext:value-type="date">
            <text:p>Sunday, 2017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5" calcext:value-type="date">
            <text:p>Monday, 2017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6" calcext:value-type="date">
            <text:p>Tuesday, 2017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7" calcext:value-type="date">
            <text:p>Wednesday, 2017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8" calcext:value-type="date">
            <text:p>Thursday, 2017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9" calcext:value-type="date">
            <text:p>Friday, 2017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30" calcext:value-type="date">
            <text:p>Saturday, 2017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31" calcext:value-type="date">
            <text:p>Sunday, 2017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1" calcext:value-type="date">
            <text:p>Monday, 2018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2" calcext:value-type="date">
            <text:p>Tuesday, 2018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3" calcext:value-type="date">
            <text:p>Wednesday, 2018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4" calcext:value-type="date">
            <text:p>Thursday, 2018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5" calcext:value-type="date">
            <text:p>Friday, 2018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6" calcext:value-type="date">
            <text:p>Saturday, 2018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7" calcext:value-type="date">
            <text:p>Sunday, 2018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8" calcext:value-type="date">
            <text:p>Monday, 2018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9" calcext:value-type="date">
            <text:p>Tuesday, 2018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0" calcext:value-type="date">
            <text:p>Wednesday, 2018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1" calcext:value-type="date">
            <text:p>Thursday, 2018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2" calcext:value-type="date">
            <text:p>Friday, 2018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3" calcext:value-type="date">
            <text:p>Saturday, 2018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4" calcext:value-type="date">
            <text:p>Sunday, 2018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5" calcext:value-type="date">
            <text:p>Monday, 2018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6" calcext:value-type="date">
            <text:p>Tuesday, 2018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7" calcext:value-type="date">
            <text:p>Wednesday, 2018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8" calcext:value-type="date">
            <text:p>Thursday, 2018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9" calcext:value-type="date">
            <text:p>Friday, 2018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0" calcext:value-type="date">
            <text:p>Saturday, 2018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1" calcext:value-type="date">
            <text:p>Sunday, 2018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2" calcext:value-type="date">
            <text:p>Monday, 2018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3" calcext:value-type="date">
            <text:p>Tuesday, 2018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4" calcext:value-type="date">
            <text:p>Wednesday, 2018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5" calcext:value-type="date">
            <text:p>Thursday, 2018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6" calcext:value-type="date">
            <text:p>Friday, 2018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7" calcext:value-type="date">
            <text:p>Saturday, 2018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8" calcext:value-type="date">
            <text:p>Sunday, 2018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9" calcext:value-type="date">
            <text:p>Monday, 2018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30" calcext:value-type="date">
            <text:p>Tuesday, 2018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31" calcext:value-type="date">
            <text:p>Wednesday, 2018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1" calcext:value-type="date">
            <text:p>Thursday, 2018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2" calcext:value-type="date">
            <text:p>Friday, 2018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3" calcext:value-type="date">
            <text:p>Saturday, 2018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4" calcext:value-type="date">
            <text:p>Sunday, 2018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5" calcext:value-type="date">
            <text:p>Monday, 2018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6" calcext:value-type="date">
            <text:p>Tuesday, 2018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7" calcext:value-type="date">
            <text:p>Wednesday, 2018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8" calcext:value-type="date">
            <text:p>Thursday, 2018-0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9" calcext:value-type="date">
            <text:p>Friday, 2018-02-09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Aimn Ahmed" calcext:value-type="string">
            <text:p>Aimn Ahmed</text:p>
          </table:table-cell>
          <table:table-cell table:formula="of:=[.C2]" office:value-type="string" office:string-value="Andrew Almaguer" calcext:value-type="string">
            <text:p>Andrew Almaguer</text:p>
          </table:table-cell>
          <table:table-cell table:formula="of:=[.D2]" office:value-type="string" office:string-value="Stefan Zindl" calcext:value-type="string">
            <text:p>Stefan Zindl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1H00M00S" calcext:value-type="time">
            <text:p>01:00</text:p>
          </table:table-cell>
          <table:table-cell table:style-name="ce7" table:formula="of:=SUM([.C4:.C120])" office:value-type="time" office:time-value="PT01H00M00S" calcext:value-type="time">
            <text:p>01:00</text:p>
          </table:table-cell>
          <table:table-cell table:style-name="ce7" table:formula="of:=SUM([.D4:.D120])" office:value-type="time" office:time-value="PT01H00M00S" calcext:value-type="time">
            <text:p>01:00</text:p>
          </table:table-cell>
          <table:table-cell/>
          <table:table-cell table:style-name="ce10" table:formula="of:=SUM([.B122:.D122])" office:value-type="time" office:time-value="PT03H00M00S" calcext:value-type="time">
            <text:p>03:00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0:50:50.4437328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3M31S</meta:editing-duration>
    <meta:editing-cycles>8</meta:editing-cycles>
    <meta:generator>LibreOffice/5.3.1.2$Linux_X86_64 LibreOffice_project/30m0$Build-2</meta:generator>
    <meta:initial-creator>Kai Mindermann</meta:initial-creator>
    <dc:date>2017-10-23T10:56:12.331292222</dc:date>
    <meta:document-statistic meta:table-count="1" meta:cell-count="139" meta:object-count="0"/>
  </office:meta>
</office:document-meta>
</file>